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A4000000A4E7C84C39694328A8.png" manifest:media-type="image/png"/>
  <manifest:file-entry manifest:full-path="Pictures/1000020100000320000001F48C63AFAA1C841819.png" manifest:media-type="image/png"/>
  <manifest:file-entry manifest:full-path="Pictures/1000020100000320000001F408DEF7DDF517B9C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標準-subtitle">
      <style:graphic-properties draw:fill-color="#ffffff" fo:min-height="17.685cm"/>
    </style:style>
    <style:style style:name="pr2" style:family="presentation" style:parent-style-name="標準-notes">
      <style:graphic-properties draw:fill-color="#ffffff" draw:auto-grow-height="true" fo:min-height="13.365cm"/>
    </style:style>
    <style:style style:name="pr3" style:family="presentation" style:parent-style-name="標準-subtitle">
      <style:graphic-properties draw:fill-color="#ffffff" draw:auto-grow-height="true" fo:min-height="13.86cm"/>
    </style:style>
    <style:style style:name="pr4" style:family="presentation" style:parent-style-name="標準-title">
      <style:graphic-properties fo:min-height="3.256cm"/>
    </style:style>
    <style:style style:name="pr5" style:family="presentation" style:parent-style-name="標準-notes">
      <style:graphic-properties draw:fill-color="#ffffff" fo:min-height="13.114cm"/>
    </style:style>
    <style:style style:name="pr6" style:family="presentation" style:parent-style-name="標準-subtitle">
      <style:graphic-properties draw:fill-color="#ffffff" fo:min-height="13.609cm"/>
    </style:style>
    <style:style style:name="pr7" style:family="presentation" style:parent-style-name="標準-subtitle">
      <style:graphic-properties draw:fill-color="#ffffff" fo:min-height="16.102cm"/>
    </style:style>
    <style:style style:name="pr8" style:family="presentation" style:parent-style-name="標準-title">
      <style:graphic-properties fo:min-height="3.506cm"/>
    </style:style>
    <style:style style:name="pr9" style:family="presentation" style:parent-style-name="標準-outline1">
      <style:graphic-properties fo:min-height="12.18cm"/>
    </style:style>
    <style:style style:name="pr10" style:family="presentation" style:parent-style-name="標準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4pt" style:font-size-asian="24pt" style:font-size-complex="24pt"/>
    </style:style>
    <style:style style:name="P4" style:family="paragraph">
      <style:text-properties fo:font-size="22pt" style:font-size-asian="22pt" style:font-size-complex="22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32">
        <draw:frame presentation:style-name="pr1" draw:text-style-name="P1" draw:layer="layout" svg:width="25.199cm" svg:height="17.685cm" svg:x="1.4cm" svg:y="0.962cm" presentation:class="subtitle">
          <draw:text-box>
            <text:p>世代に関係なく扱うことができる</text:p>
            <text:p>Web地震ハザードマップの提案</text:p>
            <text:p><text:span text:style-name="T1"/></text:p>
            <text:p><text:span text:style-name="T1">廣瀬研究室</text:span></text:p>
            <text:p><text:span text:style-name="T1">C1160416 <text:s/></text:span><text:span text:style-name="T1">小野寺寛之 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0">
        <draw:frame presentation:style-name="pr3" draw:text-style-name="P1" draw:layer="layout" svg:width="25.199cm" svg:height="13.86cm" svg:x="1.4cm" svg:y="4.914cm" presentation:class="subtitle">
          <draw:text-box>
            <text:p>・日本では2011年から8年間のうち3回も巨大地震が発生した。これからも起こる可能性がある。</text:p>
            <text:p/>
          </draw:text-box>
        </draw:frame>
        <draw:frame presentation:style-name="pr4" draw:layer="layout" svg:width="25.199cm" svg:height="3.256cm" svg:x="1.4cm" svg:y="0.962cm" presentation:class="title">
          <draw:text-box>
            <text:p>背景その1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0">
        <draw:frame presentation:style-name="pr3" draw:text-style-name="P1" draw:layer="layout" svg:width="25.199cm" svg:height="13.86cm" svg:x="1.4cm" svg:y="4.914cm" presentation:class="subtitle">
          <draw:text-box>
            <text:p>・ハザードマップを作成しても、認知度が低いので</text:p>
            <text:p>使い方が分らないし、忘れられやすい。</text:p>
          </draw:text-box>
        </draw:frame>
        <draw:frame presentation:style-name="pr4" draw:layer="layout" svg:width="25.199cm" svg:height="3.256cm" svg:x="1.4cm" svg:y="0.962cm" presentation:class="title">
          <draw:text-box>
            <text:p>背景その2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0">
        <draw:frame presentation:style-name="pr4" draw:layer="layout" svg:width="25.199cm" svg:height="3.256cm" svg:x="1.4cm" svg:y="0.962cm" presentation:class="title">
          <draw:text-box>
            <text:p>背景その3</text:p>
          </draw:text-box>
        </draw:frame>
        <draw:g>
          <draw:frame presentation:style-name="pr6" draw:text-style-name="P1" draw:layer="layout" svg:width="25.199cm" svg:height="13.609cm" svg:x="1.441cm" svg:y="3.708cm">
            <draw:text-box>
              <text:p>ハザードマップをWeb化すれば</text:p>
              <text:p>本当に使いやすくなるのか疑問が残る。</text:p>
              <text:p/>
              <text:p>→情報機器を扱えない人にとっては</text:p>
              <text:p>利用することができない。</text:p>
              <text:p>→停電やオフラインに</text:p>
              <text:p>なれば使うことができなくなる。</text:p>
            </draw:text-box>
          </draw:frame>
        </draw:g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0">
        <draw:frame presentation:style-name="pr4" draw:layer="layout" svg:width="25.199cm" svg:height="3.256cm" svg:x="1.4cm" svg:y="0.962cm" presentation:class="title">
          <draw:text-box>
            <text:p>提案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p>ネットが使える人も使えない人でも使える</text:p>
            <text:p>ハザードマップを作って住民の防災意識</text:p>
            <text:p>向上に貢献する。</text:p>
            <text:p/>
            <text:p>紙に印刷できる機能を実装し、情報格差や</text:p>
            <text:p>災害発生時にも対応できるようにする。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0">
        <draw:frame presentation:style-name="pr4" draw:layer="layout" svg:width="25.199cm" svg:height="3.256cm" svg:x="1.4cm" svg:y="0.962cm" presentation:class="title">
          <draw:text-box>
            <text:p>目的</text:p>
          </draw:text-box>
        </draw:frame>
        <draw:frame presentation:style-name="pr6" draw:text-style-name="P1" draw:layer="layout" svg:width="25.199cm" svg:height="13.609cm" svg:x="1.4cm" svg:y="5.039cm" presentation:class="subtitle" presentation:user-transformed="true">
          <draw:text-box>
            <text:p>・スマートフォンでも紙媒体としても使うことができる</text:p>
            <text:p>ハザードマップを作成し防災意識の向上に役立てる。</text:p>
            <text:p/>
            <text:p>・印刷機能を実装させてスマートフォンが扱えない</text:p>
            <text:p>人でも利用できるようにする。</text:p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0">
        <draw:frame presentation:style-name="pr4" draw:layer="layout" svg:width="25.199cm" svg:height="3.256cm" svg:x="1.4cm" svg:y="0.962cm" presentation:class="title" presentation:user-transformed="true">
          <draw:text-box>
            <text:p>作成物</text:p>
          </draw:text-box>
        </draw:frame>
        <draw:frame presentation:style-name="pr6" draw:text-style-name="P1" draw:layer="layout" svg:width="25.199cm" svg:height="13.609cm" svg:x="1.4cm" svg:y="5.039cm" presentation:class="subtitle" presentation:placeholder="true" presentation:user-transformed="true">
          <draw:text-box/>
        </draw:frame>
        <draw:frame draw:style-name="gr2" draw:text-style-name="P2" draw:layer="layout" svg:width="24cm" svg:height="14.5cm" svg:x="2cm" svg:y="4.5cm">
          <draw:image xlink:href="Pictures/1000020100000320000001F408DEF7DDF517B9C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0">
        <draw:frame presentation:style-name="pr4" draw:layer="layout" svg:width="25.199cm" svg:height="3.256cm" svg:x="1.4cm" svg:y="0.962cm" presentation:class="title">
          <draw:text-box>
            <text:p>構成要素</text:p>
          </draw:text-box>
        </draw:frame>
        <draw:frame presentation:style-name="pr7" draw:text-style-name="P1" draw:layer="layout" svg:width="25.199cm" svg:height="16.102cm" svg:x="1.4cm" svg:y="3.793cm" presentation:class="subtitle" presentation:user-transformed="true">
          <draw:text-box>
            <text:p>・地図のデータ <text:s text:c="47"/></text:p>
            <text:p>国土交通省のshapeファイル</text:p>
            <text:p/>
            <text:p>・アプリケーションの構成要素 <text:s text:c="29"/></text:p>
            <text:p>・JavaScript(leaflet.js、jQuery)</text:p>
            <text:p>・GitHub(公開用) <text:s text:c="19"/></text:p>
            <text:p>・HTML <text:s text:c="34"/></text:p>
            <text:p><text:s text:c="16"/>・Geolocation API(位置情報を読みこむ) <text:s text:c="18"/></text:p>
            <text:p/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0">
        <draw:frame presentation:style-name="pr4" draw:layer="layout" svg:width="25.199cm" svg:height="3.256cm" svg:x="1.4cm" svg:y="0.962cm" presentation:class="title">
          <draw:text-box>
            <text:p>印刷機能</text:p>
          </draw:text-box>
        </draw:frame>
        <draw:frame presentation:style-name="pr6" draw:text-style-name="P1" draw:layer="layout" svg:width="25.199cm" svg:height="13.609cm" svg:x="1.4cm" svg:y="5.039cm" presentation:class="subtitle" presentation:placeholder="true">
          <draw:text-box/>
        </draw:frame>
        <draw:frame draw:style-name="gr2" draw:text-style-name="P2" draw:layer="layout" svg:width="22.994cm" svg:height="14.736cm" svg:x="2.5cm" svg:y="5cm">
          <draw:image xlink:href="Pictures/1000020100000320000001F48C63AFAA1C84181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0">
        <draw:frame presentation:style-name="pr4" draw:layer="layout" svg:width="25.199cm" svg:height="3.256cm" svg:x="1.4cm" svg:y="0.962cm" presentation:class="title">
          <draw:text-box>
            <text:p>既存のハザードマップとの比較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p>・Webハザードマップは既に作られている。</text:p>
            <text:p/>
            <text:p>・国土交通省の地図を使用しているため、</text:p>
            <text:p>正確性が高い。</text:p>
            <text:p/>
            <text:p>・印刷機能などの、情報格差や非常時に</text:p>
            <text:p>対応した仕掛けがある。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2T0">
        <draw:frame presentation:style-name="pr4" draw:layer="layout" svg:width="25.199cm" svg:height="3.256cm" svg:x="1.4cm" svg:y="0.962cm" presentation:class="title" presentation:user-transformed="true">
          <draw:text-box>
            <text:p>考察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p>・位置情報を読みこめるので、現在地が災発生時に危険かどうか把握できる。</text:p>
            <text:p/>
            <text:p>・事前に印刷すれば、災害時には紙のハザードマップとして避難に使える。</text:p>
            <text:p/>
            <text:p>・市町村が出しているハザードマップと比較して</text:p>
            <text:p>危険な場所、安全な場所を見分けることもできる。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2T0">
        <draw:frame presentation:style-name="pr4" draw:layer="layout" svg:width="25.199cm" svg:height="3.256cm" svg:x="1.4cm" svg:y="0.962cm" presentation:class="title">
          <draw:text-box>
            <text:p>今後の展望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p>・USB印刷に対応したダウンロード機能を実装する</text:p>
            <text:p>予定である。</text:p>
            <text:p/>
            <text:p>・酒田市街以外のWebハザードマップを作成したい。</text:p>
            <text:p/>
            <text:p>地震以外の災害にも応用できるかどうか考える。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2T0">
        <draw:frame presentation:style-name="pr4" draw:layer="layout" svg:width="25.199cm" svg:height="3.256cm" svg:x="1.4cm" svg:y="0.962cm" presentation:class="title">
          <draw:text-box>
            <text:p>作成物のURL</text:p>
          </draw:text-box>
        </draw:frame>
        <draw:frame presentation:style-name="pr6" draw:text-style-name="P3" draw:layer="layout" svg:width="25.199cm" svg:height="13.609cm" svg:x="1.4cm" svg:y="5.039cm" presentation:class="subtitl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https://koeki-soturon.github.io/hazard-map/map.html</text:span></text:p>
          </draw:text-box>
        </draw:frame>
        <draw:frame draw:style-name="gr2" draw:text-style-name="P2" draw:layer="layout" svg:width="10.838cm" svg:height="9.338cm" svg:x="9cm" svg:y="4.662cm">
          <draw:image xlink:href="Pictures/10000000000000A4000000A4E7C84C39694328A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2T0">
        <draw:frame presentation:style-name="pr4" draw:layer="layout" svg:width="25.199cm" svg:height="3.256cm" svg:x="1.4cm" svg:y="0.962cm" presentation:class="title">
          <draw:text-box>
            <text:p>参考文献</text:p>
          </draw:text-box>
        </draw:frame>
        <draw:frame presentation:style-name="pr6" draw:text-style-name="P1" draw:layer="layout" svg:width="25.199cm" svg:height="16.456cm" svg:x="1.4cm" svg:y="3.617cm" presentation:class="subtitle" presentation:user-transformed="true">
          <draw:text-box>
            <text:p><text:span text:style-name="T3">地震研究対策</text:span><text:span text:style-name="T3">推進本部</text:span></text:p>
            <text:p><text:span text:style-name="T4"><text:a xlink:href="https://www.jishin.go.jp/main/chousa/03junnihonkai/index.html" xlink:type="simple">https://www.jishin.go.jp/main/chousa/03junnihonkai/index.html</text:a></text:span></text:p>
            <text:p><text:span text:style-name="T4"/></text:p>
            <text:p><text:span text:style-name="T3">Leaflet</text:span></text:p>
            <text:p><text:span text:style-name="T3"><text:a xlink:href="https://leafletjs.com/" xlink:type="simple">https://leafletjs.com</text:a></text:span></text:p>
            <text:p><text:span text:style-name="T3"/></text:p>
            <text:p><text:span text:style-name="T3">国土数値情報　ダウンロードサービス</text:span></text:p>
            <text:p><text:span text:style-name="T3"><text:a xlink:href="http://nlftp.mlit.go.jp/ksj" xlink:type="simple">http://nlftp.mlit.go.jp/ksj</text:a></text:span></text:p>
            <text:p><text:span text:style-name="T3"/></text:p>
            <text:p><text:span text:style-name="T3">鍋 敏也</text:span><text:span text:style-name="T3">(2013)</text:span><text:span text:style-name="T3">「</text:span><text:span text:style-name="T3">2000</text:span><text:span text:style-name="T3">年有珠山噴火における火山防災マップの活用実践例」</text:span><text:span text:style-name="T3">,</text:span><text:span text:style-name="T3">防災科学技術研究所研究資料</text:span><text:span text:style-name="T3">,380</text:span><text:span text:style-name="T3">号</text:span><text:span text:style-name="T3">,pp.1-4 </text:span><text:span text:style-name="T3"><text:a xlink:href="http://vivaweb2.bosai.go.jp/v-hazard/pdf/13.pdf" xlink:type="simple">http://vivaweb2.bosai.go.jp/v-hazard/pdf/13.pdf</text:a></text:span></text:p>
            <text:p><text:span text:style-name="T3"/></text:p>
            <text:p><text:span text:style-name="T3">木 康弘</text:span><text:span text:style-name="T3">(2018)</text:span><text:span text:style-name="T3">「科学研究費助成事業 研究成果報告書」</text:span><text:span text:style-name="T3">,</text:span><text:span text:style-name="T3">名古屋大学</text:span><text:span text:style-name="T3">,pp.3 <text:s/>https://kaken.nii.ac.jp/ja/ le/KAKENHI-PROJECT-15H02959/15H02959seika.pdf</text:span></text:p>
            <text:p><text:span text:style-name="T3"/></text:p>
            <text:p><text:span text:style-name="T4"/></text:p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" presentation:presentation-page-layout-name="AL3T1">
        <draw:frame presentation:style-name="pr8" draw:layer="layout" svg:width="25.199cm" svg:height="3.506cm" svg:x="1.4cm" svg:y="0.837cm" presentation:class="title">
          <draw:text-box>
            <text:p>参考文献</text:p>
          </draw:text-box>
        </draw:frame>
        <draw:frame presentation:style-name="pr9" draw:text-style-name="P4" draw:layer="layout" svg:width="25.199cm" svg:height="15.835cm" svg:x="1.4cm" svg:y="4.914cm" presentation:class="outline" presentation:user-transformed="true">
          <draw:text-box>
            <text:list text:style-name="L2">
              <text:list-header>
                <text:p text:style-name="P4"><text:span text:style-name="T3">.Allin <text:s/>Cornel(1999)"Dissaggregation <text:s/>of <text:s/>SeismicHazard"Bulletin <text:s/>of <text:s/></text:span><text:span text:style-name="T3">the <text:s/>Seismological <text:s/>Society <text:s/>ofAmerica,89(2):pp.1-20 <text:s/></text:span><text:span text:style-name="T3">http://sismologia.ist.utl.pt/sismologia.daemon/ les/Bazurro and Cornell </text:span><text:span text:style-name="T3">Disag-gregation of Seismic Hazard.pdf</text:span></text:p>
                <text:p text:style-name="P4"><text:span text:style-name="T3">震調査委員会</text:span><text:span text:style-name="T3">(2003),</text:span><text:span text:style-name="T3">「日本海東縁部の地震活動の長期評価について」</text:span><text:span text:style-name="T3">,</text:span><text:span text:style-name="T3">地</text:span><text:span text:style-name="T3">震調査研究推進本部</text:span><text:span text:style-name="T3">, <text:s text:c="3"/></text:span><text:span text:style-name="T3"><text:a xlink:href="https://www.jishin.go.jp/main/chousa/03junnihonkai/index.html" xlink:type="simple">https://www.jishin.go.jp/main/chousa/03junnihonkai/index.html</text:a></text:span></text:p>
                <text:p text:style-name="P4"><text:span text:style-name="T3">田敏孝</text:span><text:span text:style-name="T3">(2005),</text:span><text:span text:style-name="T3">「洪水ハザードマップの公表効果とその問題点ー日本を事例</text:span><text:span text:style-name="T3">にー」</text:span><text:span text:style-name="T3">,</text:span><text:span text:style-name="T3">韓国土木学会研究発表会概要集</text:span><text:span text:style-name="T3">,pp.1-2 </text:span><text:span text:style-name="T3"><text:a xlink:href="http://www.katada-lab.jp/doc/n099.pdf" xlink:type="simple">http://www.katada-lab.jp/doc/n099.pdf</text:a></text:span></text:p>
                <text:p text:style-name="P4"><text:span text:style-name="T3">警察庁生活安全局生活安全企画課</text:span><text:span text:style-name="T3">(2019),</text:span><text:span text:style-name="T3">「平成</text:span><text:span text:style-name="T3">30</text:span><text:span text:style-name="T3">年における行方不明</text:span><text:span text:style-name="T3">者の状況」</text:span><text:span text:style-name="T3">,</text:span><text:span text:style-name="T3">警察庁</text:span><text:span text:style-name="T3">,pp.17https://www.npa.go.jp/safetylife/seianki/</text:span></text:p>
                <text:p text:style-name="P4"><text:span text:style-name="T3">fumei/H30yukuehumeisha.pdf</text:span></text:p>
                <text:p text:style-name="P4"><text:span text:style-name="T3"/></text:p>
                <text:p text:style-name="P4"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ゴシック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IPA Pゴシック" style:font-family-complex="'IPA Pゴシック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solid" draw:fill-color="#00ffff" draw:fill-image-width="0cm" draw:fill-image-height="0cm"/>
      <style:text-properties style:letter-kerning="true"/>
    </style:style>
    <style:style style:name="標準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20pt" style:font-style-asian="normal" style:font-weight-asian="normal" style:font-name-complex="IPA Pゴシック" style:font-family-complex="'IPA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IPA Pゴシック" style:font-family-complex="'IPA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IPA Pゴシック" style:font-family-complex="'IPA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44pt" style:font-style-asian="normal" style:font-weight-asian="normal" style:font-name-complex="IPA Pゴシック" style:font-family-complex="'IPA P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5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 </meta:initial-creator>
    <meta:creation-date>2019-11-21T16:37:15</meta:creation-date>
    <meta:editing-duration>PT1H50M42S</meta:editing-duration>
    <meta:editing-cycles>16</meta:editing-cycles>
    <dc:date>2019-11-22T19:05:51.869878266</dc:date>
    <meta:generator>LibreOffice/5.1.6.2$Linux_X86_64 LibreOffice_project/10m0$Build-2</meta:generator>
    <meta:document-statistic meta:object-count="84"/>
  </office:meta>
</office:document-meta>
</file>